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0ca47c"/>
    </style:style>
    <style:style style:name="P2" style:family="paragraph" style:parent-style-name="Standard">
      <style:text-properties fo:font-size="18pt" officeooo:rsid="00004675" officeooo:paragraph-rsid="00004675" style:font-size-asian="18pt" style:font-size-complex="18pt"/>
    </style:style>
    <style:style style:name="P3" style:family="paragraph" style:parent-style-name="Standard">
      <style:text-properties fo:font-size="18pt" officeooo:rsid="0020d10b" officeooo:paragraph-rsid="0020d10b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officeooo:rsid="00004675" officeooo:paragraph-rsid="00004675"/>
    </style:style>
    <style:style style:name="P5" style:family="paragraph" style:parent-style-name="Standard">
      <style:paragraph-properties fo:text-align="justify" style:justify-single-word="false"/>
      <style:text-properties officeooo:rsid="0004379f" officeooo:paragraph-rsid="0004379f"/>
    </style:style>
    <style:style style:name="P6" style:family="paragraph" style:parent-style-name="Standard">
      <style:paragraph-properties fo:text-align="justify" style:justify-single-word="false"/>
      <style:text-properties officeooo:rsid="0004fec2" officeooo:paragraph-rsid="0004fec2"/>
    </style:style>
    <style:style style:name="P7" style:family="paragraph" style:parent-style-name="Standard">
      <style:paragraph-properties fo:text-align="justify" style:justify-single-word="false"/>
      <style:text-properties officeooo:rsid="000727e2" officeooo:paragraph-rsid="000727e2" fo:background-color="transparent"/>
    </style:style>
    <style:style style:name="P8" style:family="paragraph" style:parent-style-name="Standard">
      <style:paragraph-properties fo:text-align="justify" style:justify-single-word="false"/>
      <style:text-properties officeooo:rsid="0008f6d5" officeooo:paragraph-rsid="0008f6d5" fo:background-color="transparent"/>
    </style:style>
    <style:style style:name="P9" style:family="paragraph" style:parent-style-name="Standard">
      <style:text-properties officeooo:rsid="0008f6d5" officeooo:paragraph-rsid="000ba4c5" fo:background-color="transparent"/>
    </style:style>
    <style:style style:name="P10" style:family="paragraph" style:parent-style-name="Standard">
      <style:paragraph-properties fo:text-align="justify" style:justify-single-word="false"/>
      <style:text-properties officeooo:rsid="000e6742" officeooo:paragraph-rsid="000e6742" fo:background-color="transparent"/>
    </style:style>
    <style:style style:name="P11" style:family="paragraph" style:parent-style-name="Standard">
      <style:text-properties officeooo:rsid="0010cc37" officeooo:paragraph-rsid="00111f2d" fo:background-color="transparent"/>
    </style:style>
    <style:style style:name="P12" style:family="paragraph" style:parent-style-name="Standard">
      <style:text-properties officeooo:rsid="0010cc37" officeooo:paragraph-rsid="00117329" fo:background-color="transparent"/>
    </style:style>
    <style:style style:name="P13" style:family="paragraph" style:parent-style-name="Standard">
      <style:text-properties officeooo:rsid="00111f2d" officeooo:paragraph-rsid="00111f2d" fo:background-color="transparent"/>
    </style:style>
    <style:style style:name="P14" style:family="paragraph" style:parent-style-name="Standard">
      <style:text-properties officeooo:rsid="00117329" officeooo:paragraph-rsid="00117329" fo:background-color="transparent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0cc37" officeooo:paragraph-rsid="0010cc37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27e2" officeooo:paragraph-rsid="000727e2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8f6d5" officeooo:paragraph-rsid="0008f6d5" fo:background-color="transparent"/>
    </style:style>
    <style:style style:name="P18" style:family="paragraph" style:parent-style-name="Standard">
      <style:paragraph-properties fo:text-align="justify" style:justify-single-word="false"/>
      <style:text-properties officeooo:paragraph-rsid="00189db1"/>
    </style:style>
    <style:style style:name="P19" style:family="paragraph" style:parent-style-name="Standard">
      <style:paragraph-properties fo:text-align="justify" style:justify-single-word="false"/>
      <style:text-properties officeooo:paragraph-rsid="000727e2"/>
    </style:style>
    <style:style style:name="P20" style:family="paragraph" style:parent-style-name="Standard">
      <style:paragraph-properties fo:text-align="justify" style:justify-single-word="false"/>
      <style:text-properties officeooo:paragraph-rsid="0008f6d5"/>
    </style:style>
    <style:style style:name="P21" style:family="paragraph" style:parent-style-name="Standard">
      <style:paragraph-properties fo:text-align="justify" style:justify-single-word="false"/>
      <style:text-properties officeooo:paragraph-rsid="001a1478"/>
    </style:style>
    <style:style style:name="P22" style:family="paragraph" style:parent-style-name="Standard">
      <style:paragraph-properties fo:text-align="justify" style:justify-single-word="false"/>
      <style:text-properties officeooo:paragraph-rsid="0020155b"/>
    </style:style>
    <style:style style:name="P23" style:family="paragraph" style:parent-style-name="Standard">
      <style:paragraph-properties fo:text-align="justify" style:justify-single-word="false"/>
      <style:text-properties officeooo:paragraph-rsid="000ba4c5"/>
    </style:style>
    <style:style style:name="P24" style:family="paragraph" style:parent-style-name="Standard">
      <style:paragraph-properties fo:text-align="justify" style:justify-single-word="false"/>
      <style:text-properties officeooo:paragraph-rsid="0005e6cd"/>
    </style:style>
    <style:style style:name="P25" style:family="paragraph" style:parent-style-name="Standard">
      <style:paragraph-properties fo:text-align="justify" style:justify-single-word="false"/>
      <style:text-properties officeooo:paragraph-rsid="000261d2"/>
    </style:style>
    <style:style style:name="P26" style:family="paragraph" style:parent-style-name="Standard">
      <style:paragraph-properties fo:text-align="justify" style:justify-single-word="false"/>
      <style:text-properties officeooo:paragraph-rsid="00004675"/>
    </style:style>
    <style:style style:name="P27" style:family="paragraph" style:parent-style-name="Standard">
      <style:text-properties officeooo:paragraph-rsid="00111f2d"/>
    </style:style>
    <style:style style:name="P28" style:family="paragraph" style:parent-style-name="Standard">
      <style:text-properties officeooo:paragraph-rsid="001a1f3f"/>
    </style:style>
    <style:style style:name="P29" style:family="paragraph" style:parent-style-name="Standard">
      <style:text-properties officeooo:paragraph-rsid="00117329"/>
    </style:style>
    <style:style style:name="P30" style:family="paragraph" style:parent-style-name="Standard">
      <style:text-properties officeooo:rsid="0020155b" officeooo:paragraph-rsid="0020155b"/>
    </style:style>
    <style:style style:name="P31" style:family="paragraph" style:parent-style-name="Standard">
      <style:text-properties officeooo:paragraph-rsid="0013633c"/>
    </style:style>
    <style:style style:name="P32" style:family="paragraph" style:parent-style-name="Standard">
      <style:paragraph-properties fo:text-align="justify" style:justify-single-word="false"/>
      <style:text-properties officeooo:rsid="0010cc37" officeooo:paragraph-rsid="0010cc37"/>
    </style:style>
    <style:style style:name="P33" style:family="paragraph" style:parent-style-name="Standard">
      <style:paragraph-properties fo:text-align="justify" style:justify-single-word="false"/>
      <style:text-properties officeooo:rsid="000261d2" officeooo:paragraph-rsid="000261d2"/>
    </style:style>
    <style:style style:name="P34" style:family="paragraph" style:parent-style-name="Standard">
      <style:text-properties officeooo:paragraph-rsid="00004675"/>
    </style:style>
    <style:style style:name="T1" style:family="text">
      <style:text-properties officeooo:rsid="00004675"/>
    </style:style>
    <style:style style:name="T2" style:family="text">
      <style:text-properties officeooo:rsid="000261d2"/>
    </style:style>
    <style:style style:name="T3" style:family="text">
      <style:text-properties officeooo:rsid="0004379f"/>
    </style:style>
    <style:style style:name="T4" style:family="text">
      <style:text-properties officeooo:rsid="0004fec2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4fec2" fo:background-color="transparent" loext:char-shading-value="0"/>
    </style:style>
    <style:style style:name="T7" style:family="text">
      <style:text-properties officeooo:rsid="000727e2" fo:background-color="transparent" loext:char-shading-value="0"/>
    </style:style>
    <style:style style:name="T8" style:family="text">
      <style:text-properties officeooo:rsid="0008f6d5" fo:background-color="transparent" loext:char-shading-value="0"/>
    </style:style>
    <style:style style:name="T9" style:family="text">
      <style:text-properties officeooo:rsid="000aa706" fo:background-color="transparent" loext:char-shading-value="0"/>
    </style:style>
    <style:style style:name="T10" style:family="text">
      <style:text-properties officeooo:rsid="000ba4c5" fo:background-color="transparent" loext:char-shading-value="0"/>
    </style:style>
    <style:style style:name="T11" style:family="text">
      <style:text-properties officeooo:rsid="000e6742" fo:background-color="transparent" loext:char-shading-value="0"/>
    </style:style>
    <style:style style:name="T12" style:family="text">
      <style:text-properties officeooo:rsid="000ca47c" fo:background-color="transparent" loext:char-shading-value="0"/>
    </style:style>
    <style:style style:name="T13" style:family="text">
      <style:text-properties officeooo:rsid="000ebb06" fo:background-color="transparent" loext:char-shading-value="0"/>
    </style:style>
    <style:style style:name="T14" style:family="text">
      <style:text-properties officeooo:rsid="00106b6a" fo:background-color="transparent" loext:char-shading-value="0"/>
    </style:style>
    <style:style style:name="T15" style:family="text">
      <style:text-properties officeooo:rsid="0010cc37" fo:background-color="transparent" loext:char-shading-value="0"/>
    </style:style>
    <style:style style:name="T16" style:family="text">
      <style:text-properties officeooo:rsid="00111f2d" fo:background-color="transparent" loext:char-shading-value="0"/>
    </style:style>
    <style:style style:name="T17" style:family="text">
      <style:text-properties officeooo:rsid="00117329" fo:background-color="transparent" loext:char-shading-value="0"/>
    </style:style>
    <style:style style:name="T18" style:family="text">
      <style:text-properties officeooo:rsid="0013633c" fo:background-color="transparent" loext:char-shading-value="0"/>
    </style:style>
    <style:style style:name="T19" style:family="text">
      <style:text-properties officeooo:rsid="001a1478" fo:background-color="transparent" loext:char-shading-value="0"/>
    </style:style>
    <style:style style:name="T20" style:family="text">
      <style:text-properties officeooo:rsid="001a1f3f" fo:background-color="transparent" loext:char-shading-value="0"/>
    </style:style>
    <style:style style:name="T21" style:family="text">
      <style:text-properties officeooo:rsid="001bce58" fo:background-color="transparent" loext:char-shading-value="0"/>
    </style:style>
    <style:style style:name="T22" style:family="text">
      <style:text-properties officeooo:rsid="001e836c" fo:background-color="transparent" loext:char-shading-value="0"/>
    </style:style>
    <style:style style:name="T23" style:family="text">
      <style:text-properties officeooo:rsid="0020155b" fo:background-color="transparent" loext:char-shading-value="0"/>
    </style:style>
    <style:style style:name="T24" style:family="text">
      <style:text-properties officeooo:rsid="0020d10b" fo:background-color="transparent" loext:char-shading-value="0"/>
    </style:style>
    <style:style style:name="T25" style:family="text">
      <style:text-properties officeooo:rsid="00224c86" fo:background-color="transparent" loext:char-shading-value="0"/>
    </style:style>
    <style:style style:name="T26" style:family="text">
      <style:text-properties officeooo:rsid="0022c630" fo:background-color="transparent" loext:char-shading-value="0"/>
    </style:style>
    <style:style style:name="T27" style:family="text">
      <style:text-properties officeooo:rsid="0005e6cd"/>
    </style:style>
    <style:style style:name="T28" style:family="text">
      <style:text-properties fo:font-size="18pt" officeooo:rsid="00004675" style:font-size-asian="18pt" style:font-size-complex="18pt"/>
    </style:style>
    <style:style style:name="T29" style:family="text">
      <style:text-properties fo:font-size="18pt" officeooo:rsid="0023adb8" style:font-size-asian="18pt" style:font-size-complex="18pt"/>
    </style:style>
    <style:style style:name="T30" style:family="text">
      <style:text-properties fo:font-size="18pt" officeooo:rsid="00252755" style:font-size-asian="18pt" style:font-size-complex="18pt"/>
    </style:style>
    <style:style style:name="T31" style:family="text">
      <style:text-properties officeooo:rsid="00189db1"/>
    </style:style>
    <style:style style:name="T32" style:family="text">
      <style:text-properties officeooo:rsid="001a1478"/>
    </style:style>
    <style:style style:name="T33" style:family="text">
      <style:text-properties officeooo:rsid="001e836c"/>
    </style:style>
    <style:style style:name="T34" style:family="text">
      <style:text-properties officeooo:rsid="0020d10b"/>
    </style:style>
    <style:style style:name="T35" style:family="text">
      <style:text-properties officeooo:rsid="00224c86"/>
    </style:style>
    <style:style style:name="T36" style:family="text">
      <style:text-properties officeooo:rsid="0022c630"/>
    </style:style>
    <style:style style:name="T37" style:family="text">
      <style:text-properties officeooo:rsid="0023ad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jciech Moszczyński</text:p>
      <text:p text:style-name="P2"/>
      <text:p text:style-name="P34"><text:span text:style-name="T29">Jak zorganizować zespół </text:span><text:span text:style-name="T30">badawczy</text:span><text:span text:style-name="T29">, który promuję wybitne jednostki</text:span><text:span text:style-name="T28">? </text:span></text:p>
      <text:p text:style-name="P34"/>
      <text:p text:style-name="P26"><text:span text:style-name="T1"><text:tab/>Gwiazdami nazywamy pracowników, którzy istotnie wyróżniają się na tle swoich kolegów. </text:span><text:span text:style-name="T34">Tych, k</text:span><text:span text:style-name="T1">tórzy przewyższają ich talentami, zaangażowaniem lub wiedzą. Wydaje się, że każdy chciałby być wyróżniającym się pracownikiem, być szanowanym i podziwianym przez kolegów. </text:span><text:span text:style-name="T31">Nade wszystko</text:span><text:span text:style-name="T1"> być docenianym finansowo przez kierownictwo firmy. Czy na pewno bycie najlepszym wiąże się z byciem szanowanym i podziwianym? A może zaangażowanie i efektywność doprowadzi do tego, że nasi współpracownicy zaczną nas nienawidzić? Być może kierownictwo będzie widziało w nas osoby, którymi trudno zarządzać? Gwiazda może być nawet zagrożeniem dla stabilnego zarządzania zespołem. Efektywny pracownik może </text:span><text:span text:style-name="T31">niechcący, </text:span><text:span text:style-name="T1">przez swą </text:span><text:span text:style-name="T2">dynamik</text:span><text:span text:style-name="T34">ę</text:span><text:span text:style-name="T2"> i zaangażowanie,</text:span><text:span text:style-name="T1"> pokazywać jak mało życiowe i </text:span><text:span text:style-name="T2">ociężałe jest myślenie szefa</text:span><text:span text:style-name="T1">. <text:s/></text:span></text:p>
      <text:p text:style-name="P26"/>
      <text:p text:style-name="P25"><text:span text:style-name="T31">Nowe</text:span><text:span text:style-name="T2"> badania pokazały, że swoista kara społeczna za bycie najlepszym częściej występuje w miejscu pracy, gdzie promuje się współprac</text:span><text:span text:style-name="T34">ę</text:span><text:span text:style-name="T2">. </text:span><text:span text:style-name="T3">Większość firm podczas rekrutacji preferuje kandydatów wykazujących się skłonnościami do współpracy zespołowej. Chociaż jest to skrzętnie ukrywane, kierownictwo </text:span><text:span text:style-name="T31">niektórych</text:span><text:span text:style-name="T3"> firm dla świętego spokoju unika zatrudniania osób wybitnych, cechujących się zaangażowaniem oraz wyjątkowymi umiejętnościami. Czy warto więc być gwiazdą? </text:span></text:p>
      <text:p text:style-name="P33"/>
      <text:p text:style-name="P4"><text:s text:c="3"/></text:p>
      <text:p text:style-name="P15">Kim jest gwiazda?</text:p>
      <text:p text:style-name="P32"/>
      <text:p text:style-name="P5">Na początku spróbujmy ustalić, jakie cechy posiadają osoby, które zaliczyć można do gwiazd.</text:p>
      <text:p text:style-name="P18"><text:span text:style-name="T4">G</text:span><text:span text:style-name="T3">wiazdy to zwykl</text:span><text:span text:style-name="T33">e</text:span><text:span text:style-name="T3"> pracownicy, którzy posiadają wielką inicjatywę. Uważają pracę za coś więcej niż tylko pracę. Każda inicjatywa i nowe wyzwanie jest dla nich okazj</text:span><text:span text:style-name="T34">ą</text:span><text:span text:style-name="T3"> do rozwoju ich własnych umiejętności. </text:span><text:span text:style-name="T4">Z potrzeby samorozwoju chętnie pomagają też innym. Osoby, dla których praca jest przyjemnością są towarzyskie i szczere w relacjach. To, co ich napędza to chęć poznania i mierzenie się z trudnościami. Potrzebują </text:span><text:span text:style-name="T31">szerokiej</text:span><text:span text:style-name="T4"> akceptacji i dla niej są w stanie podejmować ryzykowne inicjatywy. W rozwiązywaniu problemów wychodzą poza granic</text:span><text:span text:style-name="T34">e</text:span><text:span text:style-name="T4"> </text:span><text:span text:style-name="T34">przeciętnego</text:span><text:span text:style-name="T4"> myślenia. </text:span><text:span text:style-name="T31">Dzięki </text:span><text:span text:style-name="T4">wysokiej samoocen</text:span><text:span text:style-name="T31">ie</text:span><text:span text:style-name="T4"> i pewności siebie</text:span><text:span text:style-name="T31"> z</text:span><text:span text:style-name="T4">wykle łatwo przyznają się do swoich błędów. </text:span></text:p>
      <text:p text:style-name="P6"><text:s/></text:p>
      <text:p text:style-name="P6">Bycie gwiazdą przede wszystkim wynika z osobistych cech charakteru. Większość <text:span text:style-name="T32">takich osób ni</text:span>e zważa na koszty społeczne i nie hamuje swojej <text:span text:style-name="T31">wielkiej </text:span>inicjatywy i zaangażowania. </text:p>
      <text:p text:style-name="P24"><text:span text:style-name="T4">Niestety kara za bycie najlepszym może znacznie zniekształcić i osłabić entuzjazm </text:span><text:span text:style-name="T33">oraz</text:span><text:span text:style-name="T4"> chęć </text:span><text:span text:style-name="T27">do samo</text:span><text:span text:style-name="T4">rozwoju. </text:span><text:span text:style-name="T32">W literaturze psychologicznej istnieje pojecie „</text:span><text:span text:style-name="T27">gasnące</text:span><text:span text:style-name="T32">j</text:span><text:span text:style-name="T27"> gwiazdy”. Osoby </text:span><text:span text:style-name="T32">określane tym mianem</text:span><text:span text:style-name="T27"> nie cieszą się już </text:span><text:span text:style-name="T32">z </text:span><text:span text:style-name="T27">rezultatów swojej pracy, lecz często widzą w nich źródło problemów. Po trudny</text:span><text:span text:style-name="T33">ch</text:span><text:span text:style-name="T27"> doświadczeniach osoby te przestają współpracować z zespołem wybierając samotną pracę. „Gasnące gwiazdy” niechętnie przyznają się do błędów, często za wszelką cenę starając się je ukrywać. Bywają nieefektywni niepotrzebnie koncentrując się na szczegółach. </text:span></text:p>
      <text:p text:style-name="P24"/>
      <text:p text:style-name="P24"/>
      <text:p text:style-name="P24"/>
      <text:p text:style-name="P16"><text:span text:style-name="T6">D</text:span><text:span text:style-name="T5">laczego gwiazdy zasługują na karę społeczną?</text:span></text:p>
      <text:p text:style-name="P7"/>
      <text:p text:style-name="P19"><text:soft-page-break/><text:span text:style-name="T7">Pracownicy zwykle nie lubią kolegi, który podnosi poprzeczkę powodując wzrost oczekiwań kierownictwa. Z tej perspektywy osoby t</text:span><text:span text:style-name="T19">akie</text:span><text:span text:style-name="T7"> mogą wydawać się groźne dla zespołu. </text:span></text:p>
      <text:p text:style-name="P7">Klasycznym przykładem jest znane z teorii zarządzania zjawisko pracowników fabryk kar<text:span text:style-name="T35">zą</text:span>cych kolegów za zbyt szybką pracę. </text:p>
      <text:p text:style-name="P7"/>
      <text:p text:style-name="P19"><text:span text:style-name="T7">Psychologia wskazuje, że kiedy porównujemy siebie do ludzi, którzy są od nas lepsi w określonym obszarze, </text:span><text:span text:style-name="T22">najczęściej</text:span><text:span text:style-name="T7"> odczuwamy zazdrość, dyskomfort lub nawet strach. </text:span><text:span text:style-name="T22">Niestety t</text:span><text:span text:style-name="T7">e niekontrolowane emocje wpłyną na nasze decyzje i zachowanie wobec tych osób. </text:span></text:p>
      <text:p text:style-name="P7"/>
      <text:p text:style-name="P23"><text:span text:style-name="T10">Zjawisko prześladowania wybitnych jednostek przez jednostki przeciętne został</text:span><text:span text:style-name="T25">o</text:span><text:span text:style-name="T10"> </text:span><text:span text:style-name="T19">udokumentowan</text:span><text:span text:style-name="T25">e</text:span><text:span text:style-name="T19"> </text:span><text:span text:style-name="T22">w</text:span><text:span text:style-name="T19"> spor</text:span><text:span text:style-name="T22">ej</text:span><text:span text:style-name="T19"> </text:span><text:span text:style-name="T10">liczb</text:span><text:span text:style-name="T22">ie</text:span><text:span text:style-name="T10"> </text:span><text:span text:style-name="T19">badań</text:span><text:span text:style-name="T10"> psychologicznych. Jednym z nich były </text:span><text:span text:style-name="T19">obserwacje</text:span><text:span text:style-name="T9"> prowadzon</text:span><text:span text:style-name="T10">e</text:span><text:span text:style-name="T9"> pod kierunkiem Elizabeth Campbell z Uniwersytetu w Minnesocie</text:span><text:span text:style-name="T8"><text:note text:id="ftn1" text:note-class="footnote"><text:note-citation>1</text:note-citation><text:note-body><text:p text:style-name="Footnote">Campbell, E. M., Liao, H., Chuang, A., Zhou, J., &amp; Dong, Y. (2017). Hot shots and cool reception? An expanded view of social consequences for high performers. Journal of Applied Psychology, 102(5), 845–866. https://doi.org/10.1037/apl0000183</text:p></text:note-body></text:note></text:span><text:span text:style-name="T8">. </text:span><text:span text:style-name="T9">Przedmiotem badań było 350 stylistów pracujących w 105 tajwańskich salonach. </text:span><text:span text:style-name="T10">Zgodnie z </text:span><text:span text:style-name="T26">hipotezą</text:span><text:span text:style-name="T10"> eksperyment </text:span><text:span text:style-name="T9">pokazał, że </text:span><text:span text:style-name="T10">pracownicy salonów</text:span><text:span text:style-name="T9"> </text:span><text:span text:style-name="T10">wykazywali </text:span><text:span text:style-name="T9">skłonn</text:span><text:span text:style-name="T10">ości do</text:span><text:span text:style-name="T9"> </text:span><text:span text:style-name="T10">prześladowa</text:span><text:span text:style-name="T19">ń</text:span><text:span text:style-name="T10"> i </text:span><text:span text:style-name="T9">niszcz</text:span><text:span text:style-name="T10">enia</text:span><text:span text:style-name="T9"> reputacj</text:span><text:span text:style-name="T10">i</text:span><text:span text:style-name="T9"> osób osiągających </text:span><text:span text:style-name="T10">najlepsze</text:span><text:span text:style-name="T9"> wyniki </text:span><text:span text:style-name="T19">w pracy</text:span><text:span text:style-name="T9">. </text:span><text:span text:style-name="T10">Jednocześnie przeciętni styliści byli tolerancyjni w stosunku do pracowników osiągających</text:span><text:span text:style-name="T9"> słab</text:span><text:span text:style-name="T10">e</text:span><text:span text:style-name="T9"> wynik</text:span><text:span text:style-name="T10">i</text:span><text:span text:style-name="T9">. Ponadto im bardziej zespół </text:span><text:span text:style-name="T10">był nastawiony na współpracę</text:span><text:span text:style-name="T9">, tym </text:span><text:span text:style-name="T10">gorzej koledzy z pracy</text:span><text:span text:style-name="T9"> traktowali osoby osiągające </text:span><text:span text:style-name="T26">lepsze</text:span><text:span text:style-name="T9"> wyniki.</text:span><text:span text:style-name="T8"> <text:s text:c="2"/></text:span></text:p>
      <text:p text:style-name="P7"/>
      <text:p text:style-name="P7"/>
      <text:p text:style-name="P17">Jak współpracować z gwiazdami?</text:p>
      <text:p text:style-name="P8"/>
      <text:p text:style-name="P20"><text:span text:style-name="T26">Dotychczas</text:span><text:span text:style-name="T8"> przedstawiliśmy cechy charakterystyczne gwiazd oraz </text:span><text:span text:style-name="T19">próbę </text:span><text:span text:style-name="T8">wyjaśn</text:span><text:span text:style-name="T19">ienia,</text:span><text:span text:style-name="T8"> dlaczego osoby te nie cieszą się szacunkiem swoich kolegów </text:span><text:span text:style-name="T19">lub rzadziej - powodują niepewność wśród</text:span><text:span text:style-name="T8"> swoich kierowników.</text:span></text:p>
      <text:p text:style-name="P8">Z drugiej strony nie ma wątpliwości, że osoby te mogą być siłą motoryczn<text:span text:style-name="T36">ą</text:span> rozwoju firm. <text:span text:style-name="T33">S</text:span>woim zaangażowaniem mogą przynieść wielki sukces sobie i innym. </text:p>
      <text:p text:style-name="P8">Czy warto ich skreślać i eliminować ze środowiska? <text:span text:style-name="T32">Jak poradzić sobie z tym dylematem?</text:span></text:p>
      <text:p text:style-name="P8"/>
      <text:p text:style-name="P21"><text:span text:style-name="T8">C</text:span><text:span text:style-name="T12">iekawy kierunek pokazał eksperyment przeprowadzony na 284 pracownikach pracujących w środowisku online</text:span><text:span text:style-name="T12"><text:note text:id="ftn2" text:note-class="footnote"><text:note-citation>2</text:note-citation><text:note-body><text:p text:style-name="P1"><text:span text:style-name="T8">Marek Vranka, Marek Hudík,Nikola Frollová, Štěpán Bahník, Markéta Sýkorová, Petr Houdek</text:span>Honesty of online workers: A field experiment shows no evidence of self-selection of cheaters to a cheating-enabling work environment, Journal of Behavioral and Experimental Economics, Volume 94, November 2021, 101730</text:p></text:note-body></text:note></text:span><text:span text:style-name="T12">. </text:span><text:span text:style-name="T11">Pracownicy przydzielani byli do losowych zespołów </text:span><text:span text:style-name="T19">pracujących </text:span><text:span text:style-name="T11">online, zespoły dzieliły się na </text:span><text:span text:style-name="T8">bardziej kooperatywne lub bardziej konkurencyjne.</text:span><text:span text:style-name="T11"> Zespoły wykonywały rozmaite zadania, które zmuszały ich członków do nieszablonowego, analitycznego myślenia. </text:span><text:span text:style-name="T22">W każdym zespole j</text:span><text:span text:style-name="T11">ednym z członków był algorytm sztucznej inteligencji. </text:span><text:span text:style-name="T22">Pozostali</text:span><text:span text:style-name="T14"> uczestnicy eksperymentu o tym nie wiedzieli. </text:span><text:span text:style-name="T19">Ten robotyczny członek</text:span><text:span text:style-name="T11"> </text:span><text:span text:style-name="T19">zespołu</text:span><text:span text:style-name="T11"> znacznie </text:span><text:span text:style-name="T13">przewyższał</text:span><text:span text:style-name="T11"> </text:span><text:span text:style-name="T19">poziomem </text:span><text:span text:style-name="T11">efektywnoś</text:span><text:span text:style-name="T19">ci</text:span><text:span text:style-name="T11"> analitycznej pozostałych „ludzkich” członków. </text:span></text:p>
      <text:p text:style-name="P10"/>
      <text:p text:style-name="P10"/>
      <text:p text:style-name="P22"><text:span text:style-name="T12">Wyniki pokazały, że gwiazdy wywoływa</text:span><text:span text:style-name="T26">ły</text:span><text:span text:style-name="T12"> różne reakcje u swoich </text:span><text:span text:style-name="T22">współpracowników. Z</text:span><text:span text:style-name="T12">ależ</text:span><text:span text:style-name="T22">ało to </text:span><text:span text:style-name="T12">od </text:span><text:span text:style-name="T22">tego, czy członkowie zespołów rywalizowali o zasoby czy współpracowali o zdobycie </text:span><text:span text:style-name="T12">zasobów. W</text:span><text:span text:style-name="T22">ybór stopnia rywalizacji oraz współpracy był modelowany przez zadania wyznaczane zespołom przez twórców eksperymentu. </text:span><text:span text:style-name="T20">Twórcy eksperymentu mieli </text:span><text:span text:style-name="T23">również </text:span><text:span text:style-name="T20">możliwość ustawiania poziomu inteligencji maszyny. </text:span><text:span text:style-name="T12"><text:s/></text:span></text:p>
      <text:p text:style-name="P22"><text:span text:style-name="T12"/></text:p>
      <text:p text:style-name="P22"><text:span text:style-name="T12">Jeśli zasoby były ograniczone, </text:span><text:span text:style-name="T20">członkowie zespołu</text:span><text:span text:style-name="T12"> czuli się zagrożeni konkurenc</text:span><text:span text:style-name="T20">ją</text:span><text:span text:style-name="T12"> wysoko wydajn</text:span><text:span text:style-name="T20">ego</text:span><text:span text:style-name="T12"> pracownik</text:span><text:span text:style-name="T20">a</text:span><text:span text:style-name="T12">. </text:span><text:span text:style-name="T15">Sposób traktowania przez ludzi wybitnego członka zespołu był tym gorszy, </text:span><text:span text:style-name="T26">im</text:span><text:span text:style-name="T15"> bardziej był on lepszy od pozostałych członków. </text:span><text:span text:style-name="T23">Ludzie s</text:span><text:span text:style-name="T20">tarali się </text:span><text:span text:style-name="T12">osłabi</text:span><text:span text:style-name="T20">ć działania gwiazd tworząc między sobą rodzaj sojuszy, które miały wyrównywać szanse</text:span><text:span text:style-name="T12">. </text:span></text:p>
      <text:p text:style-name="P22"><text:soft-page-break/><text:span text:style-name="T12"/></text:p>
      <text:p text:style-name="P22"><text:span text:style-name="T12">Jeśli </text:span><text:span text:style-name="T23">zdobycie </text:span><text:span text:style-name="T12">zasob</text:span><text:span text:style-name="T23">ów</text:span><text:span text:style-name="T12"> </text:span><text:span text:style-name="T23">zależało od współpracy</text:span><text:span text:style-name="T12">, </text:span><text:span text:style-name="T20">członkowie wspólnie</text:span><text:span text:style-name="T12"> czerpali korzyści z pracy gwiazd</text:span><text:span text:style-name="T20">y</text:span><text:span text:style-name="T12">, a tym samym wspierali społecznie osobę osiągającą wysokie wyniki. </text:span><text:span text:style-name="T20">B</text:span><text:span text:style-name="T15">adacz</text:span><text:span text:style-name="T20">e z</text:span><text:span text:style-name="T15">auważyli, że gwiazdy nie były atakowane i prześladowane, jeżeli ich efektywność leżała w interesie wszystkich członków zespołu.</text:span></text:p>
      <text:p text:style-name="P11"/>
      <text:p text:style-name="P27"><text:span text:style-name="T16"/></text:p>
      <text:p text:style-name="P27"><text:span text:style-name="T16"/></text:p>
      <text:p text:style-name="P30"><text:span text:style-name="T16">K</text:span><text:span text:style-name="T5">onkluzja</text:span></text:p>
      <text:p text:style-name="P30"><text:span text:style-name="T5"/></text:p>
      <text:p text:style-name="P27"><text:span text:style-name="T16">Wyniki te nie powinny nas dziwić. Wyobraźmy sobie grupę łowców z okresu neolitu. Od sukcesu polowania zależał</text:span><text:span text:style-name="T23">o</text:span><text:span text:style-name="T16"> wtedy </text:span><text:span text:style-name="T20">prawdopodobieństwo </text:span><text:span text:style-name="T16">przetrwani</text:span><text:span text:style-name="T26">a</text:span><text:span text:style-name="T16"> całej grupy. Czy w takiej sytuacji jeden wybitny tropiciel i celny łucznik byłby prześladowany przez pozostałych członków zespołu?</text:span></text:p>
      <text:p text:style-name="P28"><text:span text:style-name="T16">P</text:span><text:span text:style-name="T20">amiętamy, jakim szacunkiem obdarzan</text:span><text:span text:style-name="T26">e</text:span><text:span text:style-name="T20"> by</text:span><text:span text:style-name="T26">ły</text:span><text:span text:style-name="T20"> as</text:span><text:span text:style-name="T26">y</text:span><text:span text:style-name="T20"> lotnictwa podczas bitwy o Anglię </text:span><text:span text:style-name="T26">i</text:span><text:span text:style-name="T20"> </text:span><text:span text:style-name="T26">j</text:span><text:span text:style-name="T20">ak ważną rolę w zmaganiach wojennych odgrywali wybitni naukowcy.</text:span></text:p>
      <text:p text:style-name="P13"/>
      <text:p text:style-name="P29"><text:span text:style-name="T16">Prowadzi to do wniosku, że </text:span><text:span text:style-name="T17">kluczowym czynnikiem wspierającym lub wykluczającym jednostki wybitne w zespole jest </text:span><text:span text:style-name="T20">wspólne dla wszystkich znaczenie ich</text:span><text:span text:style-name="T17"> pracy. </text:span></text:p>
      <text:p text:style-name="P29"><text:span text:style-name="T17">Kierownictwo powinno wykorzystać zaangażowanie i talent </text:span><text:span text:style-name="T15"><text:s/></text:span><text:span text:style-name="T17">wybitnej jednostki, aby każdy członek zespołu odnosił korzyści posiadania takiej osoby w zespole.</text:span></text:p>
      <text:p text:style-name="P14"/>
      <text:p text:style-name="P31"><text:span text:style-name="T18">Gwiazdy</text:span><text:span text:style-name="T17">, </text:span><text:span text:style-name="T18">budujące nowe</text:span><text:span text:style-name="T17"> poziom</text:span><text:span text:style-name="T18">y</text:span><text:span text:style-name="T17"> wydajności </text:span><text:span text:style-name="T18">i przewagi konkurencyjnej</text:span><text:span text:style-name="T17">, są cenne </text:span><text:span text:style-name="T18">dla organizacji</text:span><text:span text:style-name="T17">. <text:s/>Dlatego </text:span><text:span text:style-name="T18">kierownicy</text:span><text:span text:style-name="T17">, którzy nimi </text:span><text:span text:style-name="T18">zarządzają</text:span><text:span text:style-name="T17">, powinni zachować </text:span><text:span text:style-name="T18">wrażliwość</text:span><text:span text:style-name="T17">, obserwując oznaki niezadowolenia, izolacji i </text:span><text:span text:style-name="T18">stopniowej</text:span><text:span text:style-name="T17"> </text:span><text:span text:style-name="T18">utraty</text:span><text:span text:style-name="T17"> zaangażowania. </text:span><text:span text:style-name="T18">Przede wszystkim muszą oni tak zorganizować środowisko pracy, aby wspierało </text:span><text:span text:style-name="T21">ono</text:span><text:span text:style-name="T18"> tych ludzi oraz zapewniało </text:span><text:span text:style-name="T21">korzyści i </text:span><text:span text:style-name="T18">bezpieczeństwo pozostałym członkom zespołu.</text:span></text:p>
      <text:p text:style-name="P12"><text:s text:c="5"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2:26:05.756298523</meta:creation-date>
    <dc:date>2021-08-31T21:06:32.386045142</dc:date>
    <meta:editing-duration>PT1H28M21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1048" meta:character-count="7965" meta:non-whitespace-character-count="6917"/>
  </office:meta>
</office:document-meta>
</file>